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772in" svg:height="4.7685in" svg:x="1.8205in" svg:y="0.0417in">
            <draw:object draw:notify-on-update-of-ranges="Sheet1.A1:Sheet1.A1 Sheet1.A2:Sheet1.A36 Sheet1.B1:Sheet1.B1 Sheet1.B2:Sheet1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lay /ns</text:p>
          </table:table-cell>
          <table:table-cell office:value-type="string" calcext:value-type="string">
            <text:p>Coincidences</text:p>
          </table:table-cell>
          <table:table-cell table:number-columns-repeated="3"/>
          <table:table-cell office:value-type="string" calcext:value-type="string">
            <text:p>Measurement time</text:p>
          </table:table-cell>
          <table:table-cell office:value-type="string" calcext:value-type="string">
            <text:p>60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16:45.176021267</meta:creation-date>
    <dc:date>2022-05-09T15:54:41.857581078</dc:date>
    <meta:editing-duration>PT7M26S</meta:editing-duration>
    <meta:editing-cycles>2</meta:editing-cycles>
    <meta:generator>LibreOffice/6.4.7.2$Linux_X86_64 LibreOffice_project/40$Build-2</meta:generator>
    <meta:document-statistic meta:table-count="1" meta:cell-count="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67cm" svg:height="12.113cm" xlink:href=".." xlink:type="simple" chart:class="chart:scatter" chart:style-name="ch1">
        <chart:legend chart:legend-position="end" svg:x="24.048cm" svg:y="5.757cm" style:legend-expansion="high" chart:style-name="ch2"/>
        <chart:plot-area chart:style-name="ch3" table:cell-range-address="Sheet1.A1:Sheet1.B36" chart:data-source-has-labels="row" svg:x="0.537cm" svg:y="0.242cm" svg:width="22.974cm" svg:height="11.629cm">
          <chartooo:coordinate-region svg:x="0.775cm" svg:y="0.441cm" svg:width="22.549cm" svg:height="10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6" chart:label-cell-address="Sheet1.B1:Sheet1.B1" chart:class="chart:scatter">
            <chart:domain table:cell-range-address="Sheet1.A2:Sheet1.A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incidenc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2:Sheet1.A36</svg:desc>
                </draw:g>
              </table:table-cell>
              <table:table-cell office:value-type="float" office:value="340">
                <text:p>340</text:p>
                <draw:g>
                  <svg:desc>Sheet1.B2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">
                <text:p>-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0">
                <text:p>-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">
                <text:p>-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0">
                <text:p>-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">
                <text:p>-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">
                <text:p>-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6">
                <text:p>-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">
                <text:p>-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3">
                <text:p>-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